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ad649a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solid" draw:fill-color="#ffe2a5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088cm" fo:min-width="0.102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294cm" fo:min-width="0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2.16cm" fo:min-width="2.704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1.816cm" fo:min-width="2.573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784cm" fo:min-width="0.878cm" draw:shadow="hidden" draw:shadow-offset-x="0.3cm" draw:shadow-offset-y="0.3cm" draw:shadow-color="#808080"/>
    </style:style>
    <style:style style:name="P1" style:family="paragraph">
      <loext:graphic-properties draw:fill="solid" draw:fill-color="#ad649a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ffe2a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end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295ca5" style:text-outline="false" style:text-line-through-style="none" style:text-line-through-type="none" style:font-name="Bitstream Vera Sans" fo:font-size="7pt" fo:font-style="normal" fo:text-shadow="none" style:text-underline-style="none" fo:font-weight="bold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color="#295ca5" style:text-outline="false" style:text-line-through-style="none" style:text-line-through-type="none" style:font-name="Bitstream Vera Sans" fo:font-size="8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295ca5" style:text-outline="false" style:text-line-through-style="none" style:text-line-through-type="none" style:font-name="Bitstream Vera Sans" fo:font-size="8pt" fo:font-style="normal" fo:text-shadow="none" style:text-underline-style="none" fo:font-weight="bold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536cm" svg:height="3.534cm" svg:x="7.332cm" svg:y="12.757cm">
            <text:p/>
          </draw:rect>
          <draw:rect draw:style-name="gr2" draw:text-style-name="P2" draw:layer="layout" svg:width="7.069cm" svg:height="3.534cm" svg:x="7.332cm" svg:y="12.757cm">
            <text:p/>
          </draw:rect>
          <draw:polygon draw:style-name="gr3" draw:text-style-name="P3" draw:layer="layout" svg:width="3.534cm" svg:height="3.532cm" svg:x="7.334cm" svg:y="12.757cm" svg:viewBox="0 0 3535 3533" draw:points="0,0 3535,3533 2429,3533 0,0 1104,3533 663,3533">
            <text:p/>
          </draw:polygon>
          <draw:line draw:style-name="gr4" draw:text-style-name="P4" draw:layer="layout" svg:x1="7.114cm" svg:y1="12.757cm" svg:x2="7.114cm" svg:y2="16.29cm">
            <text:p/>
          </draw:line>
          <draw:line draw:style-name="gr4" draw:text-style-name="P4" draw:layer="layout" svg:x1="7.997cm" svg:y1="16.511cm" svg:x2="7.334cm" svg:y2="16.511cm">
            <text:p/>
          </draw:line>
          <draw:line draw:style-name="gr4" draw:text-style-name="P4" draw:layer="layout" svg:x1="8.437cm" svg:y1="16.511cm" svg:x2="7.996cm" svg:y2="16.511cm">
            <text:p/>
          </draw:line>
          <draw:line draw:style-name="gr4" draw:text-style-name="P4" draw:layer="layout" svg:x1="9.76cm" svg:y1="16.511cm" svg:x2="8.437cm" svg:y2="16.511cm">
            <text:p/>
          </draw:line>
          <draw:line draw:style-name="gr4" draw:text-style-name="P4" draw:layer="layout" svg:x1="10.869cm" svg:y1="16.511cm" svg:x2="9.763cm" svg:y2="16.511cm">
            <text:p/>
          </draw:line>
          <draw:frame draw:style-name="gr5" draw:text-style-name="P6" draw:layer="layout" svg:width="0.866cm" svg:height="0.581cm" draw:transform="rotate (1.5707963267949) translate (6.587cm 14.917cm)">
            <draw:text-box>
              <text:p text:style-name="P5"><text:span text:style-name="T1">16</text:span></text:p>
            </draw:text-box>
          </draw:frame>
          <draw:frame draw:style-name="gr6" draw:text-style-name="P6" draw:layer="layout" svg:width="0.684cm" svg:height="0.581cm" svg:x="7.339cm" svg:y="16.479cm">
            <draw:text-box>
              <text:p text:style-name="P5"><text:span text:style-name="T1">3</text:span></text:p>
            </draw:text-box>
          </draw:frame>
          <draw:frame draw:style-name="gr6" draw:text-style-name="P6" draw:layer="layout" svg:width="0.684cm" svg:height="0.581cm" svg:x="7.886cm" svg:y="16.479cm">
            <draw:text-box>
              <text:p text:style-name="P5"><text:span text:style-name="T1">2</text:span></text:p>
            </draw:text-box>
          </draw:frame>
          <draw:frame draw:style-name="gr6" draw:text-style-name="P6" draw:layer="layout" svg:width="0.684cm" svg:height="0.581cm" svg:x="8.77cm" svg:y="16.479cm">
            <draw:text-box>
              <text:p text:style-name="P5"><text:span text:style-name="T1">6</text:span></text:p>
            </draw:text-box>
          </draw:frame>
          <draw:frame draw:style-name="gr6" draw:text-style-name="P6" draw:layer="layout" svg:width="0.684cm" svg:height="0.581cm" svg:x="9.989cm" svg:y="16.479cm">
            <draw:text-box>
              <text:p text:style-name="P5"><text:span text:style-name="T1">5</text:span></text:p>
            </draw:text-box>
          </draw:frame>
          <draw:frame draw:style-name="gr7" draw:text-style-name="P8" draw:layer="layout" svg:width="3.537cm" svg:height="2.561cm" svg:x="10.863cm" svg:y="13.278cm">
            <draw:text-box>
              <text:p text:style-name="P7"><text:span text:style-name="T2">Le code est</text:span></text:p>
              <text:p text:style-name="P7"><text:span text:style-name="T2"><text:s/></text:span><text:span text:style-name="T2">l'aire en cm² </text:span></text:p>
              <text:p text:style-name="P7"><text:span text:style-name="T2">de la partie beige</text:span></text:p>
              <text:p text:style-name="P7"><text:span text:style-name="T2">du carton</text:span></text:p>
              <text:p text:style-name="P7"><text:span text:style-name="T2">d'invitation.</text:span></text:p>
              <text:p text:style-name="P7"><text:span text:style-name="T2"/></text:p>
              <text:p text:style-name="P7"><text:span text:style-name="T2">L'équipe Sésamath</text:span></text:p>
            </draw:text-box>
          </draw:frame>
          <draw:frame draw:style-name="gr8" draw:text-style-name="P10" draw:layer="layout" svg:width="3.419cm" svg:height="2.176cm" svg:x="7.625cm" svg:y="12.818cm">
            <draw:text-box>
              <text:p text:style-name="P9"><text:span text:style-name="T3">Cher AmienPoche,</text:span></text:p>
              <text:p text:style-name="P9"><text:span text:style-name="T4"/></text:p>
              <text:p text:style-name="P9"><text:span text:style-name="T3">tu es notre invité</text:span></text:p>
              <text:p text:style-name="P9"><text:span text:style-name="T3">pour une nuit</text:span></text:p>
              <text:p text:style-name="P9"><text:span text:style-name="T3">costumée</text:span></text:p>
              <text:p text:style-name="P9"><text:span text:style-name="T3">le 3 mars</text:span></text:p>
            </draw:text-box>
          </draw:frame>
          <draw:frame draw:style-name="gr9" draw:text-style-name="P12" draw:layer="layout" svg:width="1.789cm" svg:height="1.241cm" svg:x="7.999cm" svg:y="15.141cm">
            <draw:text-box>
              <text:p text:style-name="P11"><text:span text:style-name="T3">À</text:span></text:p>
              <text:p text:style-name="P11"><text:span text:style-name="T3"><text:s/></text:span><text:span text:style-name="T3">partir</text:span></text:p>
              <text:p text:style-name="P9"><text:span text:style-name="T3"><text:s text:c="2"/></text:span><text:span text:style-name="T3">de 18h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28:32.116085876</meta:creation-date>
    <dc:date>2018-03-22T12:30:32.505754126</dc:date>
    <meta:editing-duration>PT2M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